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ac7c" officeooo:paragraph-rsid="0015ac7c"/>
    </style:style>
    <style:style style:name="P2" style:family="paragraph" style:parent-style-name="Standard">
      <style:text-properties officeooo:rsid="0015ac7c" officeooo:paragraph-rsid="0015ac7c"/>
    </style:style>
    <style:style style:name="P3" style:family="paragraph" style:parent-style-name="Standard">
      <style:text-properties officeooo:rsid="00185c4e" officeooo:paragraph-rsid="00185c4e"/>
    </style:style>
    <style:style style:name="T1" style:family="text">
      <style:text-properties officeooo:rsid="0015ac7c"/>
    </style:style>
    <style:style style:name="T2" style:family="text">
      <style:text-properties officeooo:rsid="001821a4"/>
    </style:style>
    <style:style style:name="T3" style:family="text">
      <style:text-properties fo:background-color="#ffff00" loext:char-shading-value="0"/>
    </style:style>
    <style:style style:name="T4" style:family="text">
      <style:text-properties fo:background-color="#ffff00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<text:span text:style-name="T1">PRESENTATION</text:span></text:p>
      <text:p text:style-name="Standard"/>
      <text:p text:style-name="P1">INTRO Emotional explanation (how was the idea at the beginning) (<text:span text:style-name="T4">Klara</text:span>) 5 min max</text:p>
      <text:p text:style-name="P1"><text:tab/>What is collectivity? Why did I think of it?</text:p>
      <text:p text:style-name="P1"><text:tab/>How should it work? Two features, timebanks and freebies</text:p>
      <text:p text:style-name="P1"><text:tab/>Why did we want to build this?</text:p>
      <text:p text:style-name="P3"><text:tab/>What makes it different from other platforms?</text:p>
      <text:p text:style-name="P1"/>
      <text:p text:style-name="P1">TECHNICAL DEV How we went from the idea to the actual project, what changed, DB, structure, messaging to email, etc <text:s/><text:span text:style-name="T4">(Elise</text:span>) 3min max </text:p>
      <text:p text:style-name="P1"/>
      <text:p text:style-name="P1">USER JOURNEY 12 min max </text:p>
      <text:p text:style-name="P1"><text:tab/><text:tab/>– Registration (<text:span text:style-name="T4">Klara</text:span>) </text:p>
      <text:p text:style-name="P1"><text:tab/><text:tab/>- Freebies (<text:span text:style-name="T4">Max</text:span>)</text:p>
      <text:p text:style-name="P1"><text:tab/><text:tab/>- TimeBanks (<text:span text:style-name="T4">Klara</text:span>)</text:p>
      <text:p text:style-name="P1"><text:tab/><text:tab/>- User Page (<text:span text:style-name="T4">Leena</text:span>)</text:p>
      <text:p text:style-name="P1"><text:tab/><text:tab/>-Design (<text:span text:style-name="T4">Leena</text:span>) </text:p>
      <text:p text:style-name="P1">CLOSING (<text:span text:style-name="T4">Max</text:span>) Project data, participation, thanks <text:s/>and call to action. <text:span text:style-name="T2">I would also say the things we want to still add (like search form for freebies, messaging, etc) </text:span><text:s/>(can contribute to the code OPEN SOURCE PROJECT or donate or hire me ) <text:s/>5 min max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1T15:11:25.147872328</meta:creation-date>
    <dc:date>2019-06-12T13:49:27.215734938</dc:date>
    <meta:editing-duration>PT1H21M16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14" meta:word-count="134" meta:character-count="787" meta:non-whitespace-character-count="640"/>
  </office:meta>
</office:document-meta>
</file>